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United States of America: 94</text:p>
        <text:p text:style-name="P1">United Kingdom: 82</text:p>
        <text:p text:style-name="P1">France: 82</text:p>
        <text:p text:style-name="P1">Russia: 73</text:p>
        <text:p text:style-name="P1">Greece: 70</text:p>
        <text:p text:style-name="P1">Canada: 69</text:p>
        <text:p text:style-name="P1">Netherlands: 69</text:p>
        <text:p text:style-name="P1">Italy: 69</text:p>
        <text:p text:style-name="P1">Turkey: 67</text:p>
        <text:p text:style-name="P1">Germany: 67</text:p>
        <text:p text:style-name="P1">Belgium: 66</text:p>
        <text:p text:style-name="P1">Poland: 58</text:p>
        <text:p text:style-name="P1">Spain: 57</text:p>
        <text:p text:style-name="P1">Morocco: 54</text:p>
        <text:p text:style-name="P1">Argentina: 54</text:p>
        <text:p text:style-name="P1">Australia: 54</text:p>
        <text:p text:style-name="P1">Jordan: 52</text:p>
        <text:p text:style-name="P1">United Arab Emirates: 52</text:p>
        <text:p text:style-name="P1">Norway: 51</text:p>
        <text:p text:style-name="P1">Bulgaria: 49</text:p>
        <text:p text:style-name="P1">Romania: 48</text:p>
        <text:p text:style-name="P1">Finland: 47</text:p>
        <text:p text:style-name="P1">Portugal: 46</text:p>
        <text:p text:style-name="P1">Hungary: 44</text:p>
        <text:p text:style-name="P1">Denmark: 42</text:p>
        <text:p text:style-name="P1">Lithuania: 41</text:p>
        <text:p text:style-name="P1">Egypt: 40</text:p>
        <text:p text:style-name="P1">Luxembourg: 40</text:p>
        <text:p text:style-name="P1">Czech Republic: 40</text:p>
        <text:p text:style-name="P1">Iceland: 40</text:p>
        <text:p text:style-name="P1">Estonia: 39</text:p>
        <text:p text:style-name="P1">Azerbaijan: 39</text:p>
        <text:p text:style-name="P1">Ireland: 38</text:p>
        <text:p text:style-name="P1">Switzerland: 38</text:p>
        <text:p text:style-name="P1">Austria: 38</text:p>
        <text:p text:style-name="P1">Slovakia: 38</text:p>
        <text:p text:style-name="P1">Slovenia: 38</text:p>
        <text:p text:style-name="P1">Ukraine: 38</text:p>
        <text:p text:style-name="P1">Georgia: 38</text:p>
        <text:p text:style-name="P1">Sweden: 38</text:p>
        <text:p text:style-name="P1">Saudi Arabia: 35</text:p>
        <text:p text:style-name="P1">Kuwait: 35</text:p>
        <text:p text:style-name="P1">Pakistan: 33</text:p>
        <text:p text:style-name="P1">Oman: 32</text:p>
        <text:p text:style-name="P1">Syria: 31</text:p>
        <text:p text:style-name="P1">Bahrain: 30</text:p>
        <text:p text:style-name="P1">Qatar: 30</text:p>
        <text:p text:style-name="P1">New Zealand: 30</text:p>
        <text:p text:style-name="P1">Ethiopia: 29</text:p>
        <text:p text:style-name="P1">China: 29</text:p>
        <text:p text:style-name="P1">Senegal: 28</text:p>
        <text:p text:style-name="P1">Sierra Leone: 28</text:p>
        <text:p text:style-name="P1">Bangladesh: 27</text:p>
        <text:p text:style-name="P1">Yugoslavia: 27</text:p>
        <text:p text:style-name="P1">Niger: 27</text:p>
        <text:p text:style-name="P1">South Africa: 25</text:p>
        <text:p text:style-name="P1">Japan: 25</text:p>
        <text:p text:style-name="P1">Brazil: 23</text:p>
        <text:p text:style-name="P1">Albania: 23</text:p>
        <text:p text:style-name="P1">Macedonia: 23</text:p>
        <text:p text:style-name="P1">Mongolia: 22</text:p>
        <text:p text:style-name="P1">Israel: 19</text:p>
        <text:p text:style-name="P1">South Korea: 19</text:p>
        <text:p text:style-name="P1">Austria-Hungary: 19</text:p>
        <text:p text:style-name="P1">Philippines: 19</text:p>
        <text:p text:style-name="P1">Colombia: 18</text:p>
        <text:p text:style-name="P1">Tajikistan: 18</text:p>
        <text:p text:style-name="P1">Uzbekistan: 18</text:p>
        <text:p text:style-name="P1">Thailand: 18</text:p>
        <text:p text:style-name="P1">Democratic Republic of the Congo: 15</text:p>
        <text:p text:style-name="P1">Sudan: 13</text:p>
        <text:p text:style-name="P1">Iran: 11</text:p>
        <text:p text:style-name="P1">Iraq: 11</text:p>
        <text:p text:style-name="P1">Bavaria: 11</text:p>
        <text:p text:style-name="P1">Wuerttemburg: 11</text:p>
        <text:p text:style-name="P1">Czechoslovakia: 11</text:p>
        <text:p text:style-name="P1">Hesse Electoral: 10</text:p>
        <text:p text:style-name="P1">Cambodia: 10</text:p>
        <text:p text:style-name="P1">Zambia: 9</text:p>
        <text:p text:style-name="P1">Tunisia: 9</text:p>
        <text:p text:style-name="P1">Hanover: 9</text:p>
        <text:p text:style-name="P1">German Federal Republic: 9</text:p>
        <text:p text:style-name="P1">Baden: 9</text:p>
        <text:p text:style-name="P1">Saxony: 9</text:p>
        <text:p text:style-name="P1">Hesse Grand Ducal: 9</text:p>
        <text:p text:style-name="P1">Angola: 8</text:p>
        <text:p text:style-name="P1">Cuba: 8</text:p>
        <text:p text:style-name="P1">Zimbabwe: 8</text:p>
        <text:p text:style-name="P1">Republic of Vietnam: 8</text:p>
        <text:p text:style-name="P1">Somalia: 7</text:p>
        <text:p text:style-name="P1">Dominican Republic: 7</text:p>
        <text:p text:style-name="P1">Jamaica: 7</text:p>
        <text:p text:style-name="P1">Barbados: 7</text:p>
        <text:p text:style-name="P1">Dominica: 7</text:p>
        <text:p text:style-name="P1">St. Lucia: 7</text:p>
        <text:p text:style-name="P1">St. Vincent and the Grenadines: 7</text:p>
        <text:p text:style-name="P1">Antigua &amp; Barbuda: 7</text:p>
        <text:p text:style-name="P1">German Democratic Republic: 7</text:p>
        <text:p text:style-name="P1">Chad: 7</text:p>
        <text:p text:style-name="P1">Uganda: 7</text:p>
        <text:p text:style-name="P1">Honduras: 6</text:p>
        <text:p text:style-name="P1">El Salvador: 6</text:p>
        <text:p text:style-name="P1">Chile: 6</text:p>
        <text:p text:style-name="P1">Turkmenistan: 6</text:p>
        <text:p text:style-name="P1">Kyrgyzstan: 6</text:p>
        <text:p text:style-name="P1">Kazakhstan: 6</text:p>
        <text:p text:style-name="P1">Taiwan: 6</text:p>
        <text:p text:style-name="P1">Laos: 6</text:p>
        <text:p text:style-name="P1">Latvia: 6</text:p>
        <text:p text:style-name="P1">Namibia: 5</text:p>
        <text:p text:style-name="P1">Peru: 5</text:p>
        <text:p text:style-name="P1">Bolivia: 5</text:p>
        <text:p text:style-name="P1">Lebanon: 5</text:p>
        <text:p text:style-name="P1">Yemen Arab Republic: 5</text:p>
        <text:p text:style-name="P1">Central African Republic: 5</text:p>
        <text:p text:style-name="P1">Rwanda: 4</text:p>
        <text:p text:style-name="P1">Mexico: 4</text:p>
        <text:p text:style-name="P1">Nicaragua: 4</text:p>
        <text:p text:style-name="P1">Venezuela: 4</text:p>
        <text:p text:style-name="P1">Ecuador: 4</text:p>
        <text:p text:style-name="P1">Korea: 4</text:p>
        <text:p text:style-name="P1">Vietnam: 4</text:p>
        <text:p text:style-name="P1">Two Sicilies: 4</text:p>
        <text:p text:style-name="P1">Guinea: 4</text:p>
        <text:p text:style-name="P1">Ghana: 4</text:p>
        <text:p text:style-name="P1">Nigeria: 4</text:p>
        <text:p text:style-name="P1">Congo: 4</text:p>
        <text:p text:style-name="P1">Tanzania: 4</text:p>
        <text:p text:style-name="P1">Mozambique: 3</text:p>
        <text:p text:style-name="P1">Madagascar: 3</text:p>
        <text:p text:style-name="P1">Guatemala: 3</text:p>
        <text:p text:style-name="P1">Afghanistan: 3</text:p>
        <text:p text:style-name="P1">North Korea: 3</text:p>
        <text:p text:style-name="P1">Mecklenburg Schwerin: 3</text:p>
        <text:p text:style-name="P1">Malaysia: 3</text:p>
        <text:p text:style-name="P1">Papal States: 3</text:p>
        <text:p text:style-name="P1">Modena: 3</text:p>
        <text:p text:style-name="P1">Tuscany: 3</text:p>
        <text:p text:style-name="P1">Mauritania: 3</text:p>
        <text:p text:style-name="P1">Burundi: 2</text:p>
        <text:p text:style-name="P1">Grenada: 2</text:p>
        <text:p text:style-name="P1">Botswana: 2</text:p>
        <text:p text:style-name="P1">Costa Rica: 2</text:p>
        <text:p text:style-name="P1">Libya: 2</text:p>
        <text:p text:style-name="P1">Guyana: 2</text:p>
        <text:p text:style-name="P1">Paraguay: 2</text:p>
        <text:p text:style-name="P1">Nepal: 2</text:p>
        <text:p text:style-name="P1">Croatia: 2</text:p>
        <text:p text:style-name="P1">Cyprus: 2</text:p>
        <text:p text:style-name="P1">Armenia: 2</text:p>
        <text:p text:style-name="P1">Ivory Coast: 2</text:p>
        <text:p text:style-name="P1">Liberia: 2</text:p>
        <text:p text:style-name="P1">Kenya: 2</text:p>
        <text:p text:style-name="P1">Djibouti: 1</text:p>
        <text:p text:style-name="P1">Eritrea: 1</text:p>
        <text:p text:style-name="P1">Bahamas: 1</text:p>
        <text:p text:style-name="P1">Haiti: 1</text:p>
        <text:p text:style-name="P1">Malawi: 1</text:p>
        <text:p text:style-name="P1">Trinidad and Tobago: 1</text:p>
        <text:p text:style-name="P1">Lesotho: 1</text:p>
        <text:p text:style-name="P1">St. Kitts and Nevis: 1</text:p>
        <text:p text:style-name="P1">Swaziland: 1</text:p>
        <text:p text:style-name="P1">Comoros: 1</text:p>
        <text:p text:style-name="P1">Mauritius: 1</text:p>
        <text:p text:style-name="P1">Seychelles: 1</text:p>
        <text:p text:style-name="P1">Belize: 1</text:p>
        <text:p text:style-name="P1">Panama: 1</text:p>
        <text:p text:style-name="P1">Algeria: 1</text:p>
        <text:p text:style-name="P1">South Sudan: 1</text:p>
        <text:p text:style-name="P1">Suriname: 1</text:p>
        <text:p text:style-name="P1">Uruguay: 1</text:p>
        <text:p text:style-name="P1">Yemen: 1</text:p>
        <text:p text:style-name="P1">Yemen People's Republic: 1</text:p>
        <text:p text:style-name="P1"><text:soft-page-break/>Monaco: 1</text:p>
        <text:p text:style-name="P1">Liechtenstein: 1</text:p>
        <text:p text:style-name="P1">Andorra: 1</text:p>
        <text:p text:style-name="P1">India: 1</text:p>
        <text:p text:style-name="P1">Bhutan: 1</text:p>
        <text:p text:style-name="P1">Myanmar: 1</text:p>
        <text:p text:style-name="P1">Sri Lanka: 1</text:p>
        <text:p text:style-name="P1">Maldives: 1</text:p>
        <text:p text:style-name="P1">Singapore: 1</text:p>
        <text:p text:style-name="P1">Brunei: 1</text:p>
        <text:p text:style-name="P1">San Marino: 1</text:p>
        <text:p text:style-name="P1">Parma: 1</text:p>
        <text:p text:style-name="P1">Malta: 1</text:p>
        <text:p text:style-name="P1">Indonesia: 1</text:p>
        <text:p text:style-name="P1">Montenegro: 1</text:p>
        <text:p text:style-name="P1">Bosnia and Herzegovina: 1</text:p>
        <text:p text:style-name="P1">Kosovo: 1</text:p>
        <text:p text:style-name="P1">East Timor: 1</text:p>
        <text:p text:style-name="P1">Moldova: 1</text:p>
        <text:p text:style-name="P1">Belarus: 1</text:p>
        <text:p text:style-name="P1">Papua New Guinea: 1</text:p>
        <text:p text:style-name="P1">Cape Verde: 1</text:p>
        <text:p text:style-name="P1">Sao Tome and Principe: 1</text:p>
        <text:p text:style-name="P1">Guinea-Bissau: 1</text:p>
        <text:p text:style-name="P1">Equatorial Guinea: 1</text:p>
        <text:p text:style-name="P1">Gambia: 1</text:p>
        <text:p text:style-name="P1">Vanuatu: 1</text:p>
        <text:p text:style-name="P1">Solomon Islands: 1</text:p>
        <text:p text:style-name="P1">Mali: 1</text:p>
        <text:p text:style-name="P1">Benin: 1</text:p>
        <text:p text:style-name="P1">Kiribati: 1</text:p>
        <text:p text:style-name="P1">Tuvalu: 1</text:p>
        <text:p text:style-name="P1">Fiji: 1</text:p>
        <text:p text:style-name="P1">Burkina Faso: 1</text:p>
        <text:p text:style-name="P1">Tonga: 1</text:p>
        <text:p text:style-name="P1">Nauru: 1</text:p>
        <text:p text:style-name="P1">Togo: 1</text:p>
        <text:p text:style-name="P1">Cameroon: 1</text:p>
        <text:p text:style-name="P1">Marshall Islands: 1</text:p>
        <text:p text:style-name="P1">Palau: 1</text:p>
        <text:p text:style-name="P1">Federated States of Micronesia: 1</text:p>
        <text:p text:style-name="P1">Samoa: 1</text:p>
        <text:p text:style-name="P1">Gabon: 1</text:p>
        <text:p text:style-name="P1">Zanzibar: 1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Overman</meta:initial-creator>
    <meta:creation-date>2016-09-26T09:34:13.07</meta:creation-date>
    <meta:document-statistic meta:table-count="0" meta:image-count="0" meta:object-count="0" meta:page-count="2" meta:paragraph-count="217" meta:word-count="504" meta:character-count="2685"/>
    <dc:date>2016-09-26T09:36:32.10</dc:date>
    <dc:creator>Michael Overman</dc:creator>
    <meta:editing-duration>PT2M19S</meta:editing-duration>
    <meta:editing-cycles>1</meta:editing-cycles>
    <meta:generator>OpenOffice/4.1.2$Win32 OpenOffice.org_project/412m3$Build-9782</meta:generator>
  </office:meta>
</office:document-meta>
</file>